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6.103cm" table:align="left"/>
    </style:style>
    <style:style style:name="Tabell1.A" style:family="table-column">
      <style:table-column-properties style:column-width="2.205cm"/>
    </style:style>
    <style:style style:name="Tabell1.B" style:family="table-column">
      <style:table-column-properties style:column-width="3.898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a3bd" officeooo:paragraph-rsid="001fa3bd"/>
    </style:style>
    <style:style style:name="P2" style:family="paragraph" style:parent-style-name="Table_20_Contents">
      <style:text-properties officeooo:rsid="0025c9fa" officeooo:paragraph-rsid="0025c9fa"/>
    </style:style>
    <style:style style:name="P3" style:family="paragraph" style:parent-style-name="Standard">
      <style:text-properties officeooo:rsid="001fa3bd" officeooo:paragraph-rsid="001fa3bd"/>
    </style:style>
    <style:style style:name="P4" style:family="paragraph" style:parent-style-name="Standard" style:list-style-name="L1">
      <style:text-properties officeooo:rsid="001fa3bd" officeooo:paragraph-rsid="001fa3bd"/>
    </style:style>
    <style:style style:name="P5" style:family="paragraph" style:parent-style-name="Standard" style:list-style-name="L1">
      <style:text-properties officeooo:rsid="00218377" officeooo:paragraph-rsid="00218377"/>
    </style:style>
    <style:style style:name="P6" style:family="paragraph" style:parent-style-name="Standard" style:list-style-name="L1">
      <style:text-properties officeooo:rsid="00218377" officeooo:paragraph-rsid="00254b61"/>
    </style:style>
    <style:style style:name="P7" style:family="paragraph" style:parent-style-name="Standard" style:list-style-name="L2">
      <style:text-properties officeooo:rsid="00218377" officeooo:paragraph-rsid="00218377"/>
    </style:style>
    <style:style style:name="P8" style:family="paragraph" style:parent-style-name="Standard" style:list-style-name="L2">
      <style:text-properties officeooo:rsid="0022f5df" officeooo:paragraph-rsid="0022f5df"/>
    </style:style>
    <style:style style:name="P9" style:family="paragraph" style:parent-style-name="Standard">
      <style:text-properties officeooo:rsid="002558f4" officeooo:paragraph-rsid="002558f4"/>
    </style:style>
    <style:style style:name="T1" style:family="text">
      <style:text-properties officeooo:rsid="00218377"/>
    </style:style>
    <style:style style:name="T2" style:family="text">
      <style:text-properties officeooo:rsid="0022f5df"/>
    </style:style>
    <style:style style:name="T3" style:family="text">
      <style:text-properties officeooo:rsid="00235a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edback data för ny revision.</text:p>
      <text:p text:style-name="P3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9">Testsubjekt</text:p>
          </table:table-cell>
          <table:table-cell table:style-name="Tabell1.B1" office:value-type="string">
            <text:p text:style-name="P2">h30t</text:p>
          </table:table-cell>
        </table:table-row>
        <table:table-row>
          <table:table-cell table:style-name="Tabell1.A2" office:value-type="string">
            <text:p text:style-name="P3">Material</text:p>
          </table:table-cell>
          <table:table-cell table:style-name="Tabell1.B2" office:value-type="string">
            <text:p text:style-name="P1">Klein-, talföljd, 2017</text:p>
          </table:table-cell>
        </table:table-row>
        <table:table-row>
          <table:table-cell table:style-name="Tabell1.A2" office:value-type="string">
            <text:p text:style-name="P1">Revision</text:p>
          </table:table-cell>
          <table:table-cell table:style-name="Tabell1.B2" office:value-type="string">
            <text:p text:style-name="P1">1.0</text:p>
          </table:table-cell>
        </table:table-row>
      </table:table>
      <text:p text:style-name="P3"/>
      <text:list xml:id="list446788549" text:style-name="L1">
        <text:list-item>
          <text:p text:style-name="P4">Hade förväntat sig ett mer generellt exempel. <text:span text:style-name="T1">Tydligare information eller byta fokus?</text:span></text:p>
        </text:list-item>
        <text:list-item>
          <text:p text:style-name="P4">Förväntade sig en lättillgänglig PowerPoint-lektion, men info från första sidorna gav mer information än förväntat (den såg inte nödvändig ut). <text:span text:style-name="T1">Mindre information, väl presenterat?</text:span></text:p>
        </text:list-item>
        <text:list-item>
          <text:p text:style-name="P5">Ser ut att kunna användas utan att omarbeta, men så uppfattas inte fallet vara. Usability++!</text:p>
        </text:list-item>
        <text:list-item>
          <text:p text:style-name="P5">”Explain” ger en uträkning utan ytterligare förklaring, förväntas lärare förklara var siffrorna kommer från?</text:p>
        </text:list-item>
        <text:list-item>
          <text:p text:style-name="P6">Kände till 5e, men förväntade sig inte repetition t.ex. Explain→ Explore→ Explain. </text:p>
          <text:p text:style-name="P6">Behövs en översikt av materialet med eleverna innan, eller ska man ändra materialet mer?</text:p>
        </text:list-item>
      </text:list>
      <text:list xml:id="list3820472404" text:style-name="L2">
        <text:list-item>
          <text:p text:style-name="P7">Galtonbräda och träddiagrams nivåer kan behöva förklaras ytterligare. Vackra animationer?</text:p>
        </text:list-item>
        <text:list-item>
          <text:p text:style-name="P7">Felstavning.</text:p>
        </text:list-item>
        <text:list-item>
          <text:p text:style-name="P7"><text:span text:style-name="T2">Kontrollera</text:span> om <text:span text:style-name="T2">alla E</text:span> <text:span text:style-name="T3">betyder det som man går igenom på sliden.</text:span></text:p>
        </text:list-item>
        <text:list-item>
          <text:p text:style-name="P8">Separata slides för lärare, bra eller dåligt? Länka elevsidorna till dem på något sät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00:19.314000000</meta:creation-date>
    <dc:date>2018-04-30T15:10:07.106000000</dc:date>
    <meta:editing-duration>PT1H8M43S</meta:editing-duration>
    <meta:editing-cycles>3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17" meta:word-count="151" meta:character-count="983" meta:non-whitespace-character-count="858"/>
  </office:meta>
</office:document-meta>
</file>